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4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9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times new roman" fo:font-size="12.75pt"/>
    </style:style>
    <style:style style:name="T2" style:family="text">
      <style:text-properties style:font-name="times new roman" fo:font-size="12.75pt" fo:font-style="italic"/>
    </style:style>
    <style:style style:name="T3" style:family="text">
      <style:text-properties style:font-name="times new roman" fo:font-size="9.75pt"/>
    </style:style>
    <style:style style:name="T4" style:family="text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Soldier and Bananas</text:p>
      <text:section text:style-name="Sect1" text:name="pageContent">
        <text:p text:style-name="P3">time limit per test</text:p>
        <text:p text:style-name="P4">1 second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A soldier wants to buy <text:span text:style-name="T2">w</text:span> bananas in the shop. He has to pay <text:span text:style-name="T2">k</text:span> dollars for the first banana, <text:span text:style-name="T1">2</text:span><text:span text:style-name="T2">k</text:span> dollars for the second one and so on (in other words, he has to pay <text:span text:style-name="T2">i</text:span><text:span text:style-name="T1">·</text:span><text:span text:style-name="T2">k</text:span> dollars for the <text:span text:style-name="T2">i</text:span>-th banana).</text:p>
        <text:p text:style-name="P5">He has <text:span text:style-name="T2">n</text:span> dollars. How many dollars does he have to borrow from his friend soldier to buy <text:span text:style-name="T2">w</text:span> bananas?</text:p>
        <text:p text:style-name="P7">Input</text:p>
        <text:p text:style-name="P5">The first line contains three positive integers <text:span text:style-name="T2">k</text:span><text:span text:style-name="T1">, </text:span><text:span text:style-name="T2">n</text:span><text:span text:style-name="T1">, </text:span><text:span text:style-name="T2">w</text:span> (<text:span text:style-name="T1">1  ≤  </text:span><text:span text:style-name="T2">k</text:span><text:span text:style-name="T1">, </text:span><text:span text:style-name="T2">w</text:span><text:span text:style-name="T1">  ≤  1000</text:span>, <text:span text:style-name="T1">0 ≤ </text:span><text:span text:style-name="T2">n</text:span><text:span text:style-name="T1"> ≤ 10</text:span><text:span text:style-name="T3">9</text:span>), the cost of the first banana, initial number of dollars the soldier has and number of bananas he wants.</text:p>
        <text:p text:style-name="P7">Output</text:p>
        <text:p text:style-name="P5">Output one integer — the amount of dollars that the soldier must borrow from his friend. If he doesn't have to borrow money, output <text:span text:style-name="T1">0</text:span>.</text:p>
        <text:p text:style-name="P6">Examples</text:p>
        <text:p text:style-name="P8">input</text:p>
        <text:section text:style-name="Sect1" text:name="id004625378026773517">
          <text:p text:style-name="P9">Copy</text:p>
        </text:section>
        <text:p text:style-name="P1"><text:bookmark text:name="id003190041407504376"/>3 17 4</text:p>
        <text:p text:style-name="P8">output</text:p>
        <text:section text:style-name="Sect1" text:name="id0016593641627083233">
          <text:p text:style-name="P9">Copy</text:p>
        </text:section>
        <text:p text:style-name="P1"><text:bookmark text:name="id00814924116880205"/>13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0T16:53:14.732838216</dc:date>
    <meta:editing-duration>PT11S</meta:editing-duration>
    <meta:editing-cycles>1</meta:editing-cycles>
    <meta:document-statistic meta:table-count="0" meta:image-count="0" meta:object-count="0" meta:page-count="1" meta:paragraph-count="23" meta:word-count="159" meta:character-count="794" meta:non-whitespace-character-count="651"/>
  </office:meta>
</office:document-meta>
</file>